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2000003500000BB80000190ECF401C92222D388B.wmf" manifest:media-type="image/x-wmf"/>
  <manifest:file-entry manifest:full-path="Pictures/200000C60000138E0000083CE52552DECE13B6F4.wmf" manifest:media-type="image/x-wmf"/>
  <manifest:file-entry manifest:full-path="Pictures/10000201000003880000025A9799137486CAC08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opacity="0%" draw:fill-color="#ffffff" draw:textarea-vertical-align="middle"/>
    </style:style>
    <style:style style:name="gr3" style:family="graphic" style:parent-style-name="standard">
      <style:graphic-properties svg:stroke-color="#ffffff" svg:stroke-opacity="0%" draw:fill-color="#ffffff" draw:textarea-vertical-align="middle"/>
    </style:style>
    <style:style style:name="gr4" style:family="graphic" style:parent-style-name="objectwithoutfill">
      <style:graphic-properties svg:stroke-width="0.212cm" svg:stroke-color="#6699ff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draw:stroke="none" svg:stroke-color="#000000" draw:fill="none" draw:fill-color="#ffffff" fo:min-height="0.869cm"/>
    </style:style>
    <style:style style:name="gr6" style:family="graphic" style:parent-style-name="objectwithoutfill">
      <style:graphic-properties draw:stroke="dash" draw:stroke-dash="Ultrafine_20_Dotted_20__28_var_29_" svg:stroke-width="0.159cm" svg:stroke-color="#ed1c2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draw:stroke="dash" draw:stroke-dash="Ultrafine_20_Dotted_20__28_var_29_" svg:stroke-width="0.159cm" svg:stroke-color="#f58220" draw:marker-start="Arrow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svg:stroke-color="#000000" draw:fill-color="#f58220" draw:textarea-horizontal-align="justify" draw:textarea-vertical-align="middle" draw:auto-grow-height="false" fo:min-height="0.45cm" fo:min-width="3.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color="#000000" style:font-name="Arial" fo:font-size="22pt" style:font-size-asian="22pt" style:font-size-complex="22pt"/>
    </style:style>
    <style:style style:name="P5" style:family="paragraph">
      <style:paragraph-properties fo:text-align="center"/>
    </style:style>
    <style:style style:name="P6" style:family="paragraph">
      <loext:graphic-properties draw:fill-color="#f58220"/>
      <style:paragraph-properties fo:text-align="center"/>
      <style:text-properties fo:color="#ffffff" style:font-name="Arial" fo:font-size="11pt"/>
    </style:style>
    <style:style style:name="T1" style:family="text">
      <style:text-properties fo:color="#000000" style:font-name="Arial" fo:font-size="22pt" style:font-size-asian="22pt" style:font-size-complex="22pt"/>
    </style:style>
    <style:style style:name="T2" style:family="text">
      <style:text-properties fo:color="#ffffff" style:font-name="Arial"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945cm" svg:height="10.618cm" svg:x="6.985cm" svg:y="5.27cm">
          <draw:image xlink:href="Pictures/10000201000003880000025A9799137486CAC081.png" xlink:type="simple" xlink:show="embed" xlink:actuate="onLoad">
            <text:p/>
          </draw:image>
        </draw:frame>
        <draw:polygon draw:style-name="gr2" draw:text-style-name="P2" draw:layer="layout" svg:width="2.999cm" svg:height="1.899cm" svg:x="8cm" svg:y="6.3cm" svg:viewBox="0 0 3000 1900" draw:points="300,0 0,500 2700,1900 3000,1400 2200,1000">
          <text:p/>
        </draw:polygon>
        <draw:polygon draw:style-name="gr3" draw:text-style-name="P2" draw:layer="layout" svg:width="1.099cm" svg:height="0.999cm" svg:x="12cm" svg:y="14.9cm" svg:viewBox="0 0 1100 1000" draw:points="0,1000 800,1000 1100,100 100,0">
          <text:p/>
        </draw:polygon>
        <draw:path draw:style-name="gr4" draw:text-style-name="P1" draw:layer="layout" svg:width="10.914cm" svg:height="2.446cm" draw:transform="rotate (1.170068730537) translate (12.7889739189451cm 15.4953287881927cm)" svg:viewBox="0 0 10915 2447" svg:d="M0 12c7222-128 7928 768 10915 2435">
          <text:p/>
        </draw:path>
        <draw:frame draw:style-name="gr5" draw:text-style-name="P4" draw:layer="layout" svg:width="5.027cm" svg:height="1.119cm" svg:x="7.073cm" svg:y="5.981cm">
          <draw:text-box>
            <text:p text:style-name="P3"><text:span text:style-name="T1">Tanzgässlein</text:span></text:p>
          </draw:text-box>
        </draw:frame>
        <draw:frame draw:style-name="gr1" draw:text-style-name="P1" draw:layer="layout" svg:width="1.172cm" svg:height="0.491cm" draw:transform="skewX (-0.00610865238198011) rotate (1.17216312563939) translate (13.847cm 14.08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1.172cm" svg:height="0.491cm" draw:transform="skewX (-0.00610865238198016) rotate (1.00880030765272) translate (15.034cm 11.4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1.172cm" svg:height="0.491cm" draw:transform="skewX (-0.00610865238198011) rotate (1.16587994033221) translate (14.287cm 13.008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1.172cm" svg:height="0.49cm" draw:transform="skewX (-0.00610865238198008) rotate (-1.88163946657509) translate (12.3cm 14.084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1.172cm" svg:height="0.49cm" draw:transform="skewX (-0.00610865238198013) rotate (-1.97553818033238) translate (13.4cm 11.333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1.172cm" svg:height="0.49cm" draw:transform="skewX (-0.00610865238198013) rotate (-2.13750473491746) translate (14.277cm 9.77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1.172cm" svg:height="0.49cm" draw:transform="skewX (-0.00610865238198013) rotate (-2.42914925292571) translate (16.888cm 7.009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1.172cm" svg:height="0.491cm" draw:transform="skewX (-0.00610865238198016) rotate (0.764105146523117) translate (17.2cm 8.811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1.172cm" svg:height="0.491cm" draw:transform="skewX (-0.00610865238198006) rotate (0.660956187730252) translate (19.379cm 6.986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1.172cm" svg:height="0.49cm" draw:transform="skewX (-0.00610865238198013) rotate (-2.4328144443549) translate (18.688cm 5.594cm)">
          <draw:image xlink:href="Pictures/200000C60000138E0000083CE52552DECE13B6F4.wmf" xlink:type="simple" xlink:show="embed" xlink:actuate="onLoad">
            <text:p/>
          </draw:image>
        </draw:frame>
        <draw:line draw:style-name="gr6" draw:text-style-name="P1" draw:layer="layout" svg:x1="11.6cm" svg:y1="15.8cm" svg:x2="11.8cm" svg:y2="15.2cm">
          <text:p/>
        </draw:line>
        <draw:line draw:style-name="gr6" draw:text-style-name="P1" draw:layer="layout" svg:x1="12.2cm" svg:y1="14.1cm" svg:x2="12.4cm" svg:y2="13.4cm">
          <text:p/>
        </draw:line>
        <draw:line draw:style-name="gr6" draw:text-style-name="P1" draw:layer="layout" svg:x1="14.8cm" svg:y1="8.9cm" svg:x2="16cm" svg:y2="7.6cm">
          <text:p/>
        </draw:line>
        <draw:line draw:style-name="gr6" draw:text-style-name="P1" draw:layer="layout" svg:x1="16.8cm" svg:y1="7cm" svg:x2="17.8cm" svg:y2="6.2cm">
          <text:p/>
        </draw:line>
        <draw:line draw:style-name="gr6" draw:text-style-name="P1" draw:layer="layout" svg:x1="18.6cm" svg:y1="5.6cm" svg:x2="19cm" svg:y2="5.3cm">
          <text:p/>
        </draw:line>
        <draw:line draw:style-name="gr6" draw:text-style-name="P1" draw:layer="layout" svg:x1="16.5cm" svg:y1="9.6cm" svg:x2="17.3cm" svg:y2="8.8cm">
          <text:p/>
        </draw:line>
        <draw:line draw:style-name="gr6" draw:text-style-name="P1" draw:layer="layout" svg:x1="18.1cm" svg:y1="8.1cm" svg:x2="19.5cm" svg:y2="7cm">
          <text:p/>
        </draw:line>
        <draw:line draw:style-name="gr6" draw:text-style-name="P1" draw:layer="layout" svg:x1="20.3cm" svg:y1="6.4cm" svg:x2="21.8cm" svg:y2="5.4cm">
          <text:p/>
        </draw:line>
        <draw:frame draw:style-name="gr5" draw:text-style-name="P4" draw:layer="layout" svg:width="4.527cm" svg:height="1.119cm" svg:x="18.3cm" svg:y="5.3cm">
          <draw:text-box>
            <text:p text:style-name="P3"><text:span text:style-name="T1">Eisengasse</text:span></text:p>
          </draw:text-box>
        </draw:frame>
        <draw:line draw:style-name="gr6" draw:text-style-name="P1" draw:layer="layout" svg:x1="13.7cm" svg:y1="14.7cm" svg:x2="14cm" svg:y2="14cm">
          <text:p/>
        </draw:line>
        <draw:frame draw:style-name="gr1" draw:text-style-name="P1" draw:layer="layout" svg:width="0.65cm" svg:height="1.4cm" svg:x="15.55cm" svg:y="10.5cm">
          <draw:image xlink:href="Pictures/2000003500000BB80000190ECF401C92222D388B.wmf" xlink:type="simple" xlink:show="embed" xlink:actuate="onLoad">
            <text:p/>
          </draw:image>
        </draw:frame>
        <draw:frame draw:style-name="gr1" draw:text-style-name="P1" draw:layer="layout" svg:width="0.65cm" svg:height="1.4cm" svg:x="12.65cm" svg:y="9.2cm">
          <draw:image xlink:href="Pictures/2000003500000BB80000190ECF401C92222D388B.wmf" xlink:type="simple" xlink:show="embed" xlink:actuate="onLoad">
            <text:p/>
          </draw:image>
        </draw:frame>
        <draw:line draw:style-name="gr7" draw:text-style-name="P5" draw:layer="layout" svg:x1="12.4cm" svg:y1="10.6cm" svg:x2="16cm" svg:y2="12.1cm">
          <text:p/>
        </draw:line>
        <draw:custom-shape draw:style-name="gr8" draw:text-style-name="P6" draw:layer="layout" svg:width="4cm" svg:height="0.7cm" svg:x="15.2cm" svg:y="12.2cm">
          <text:p text:style-name="P5"><text:span text:style-name="T2">Fussgängerübergang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172cm" svg:height="0.49cm" draw:transform="skewX (-0.00610865238198013) rotate (-2.26107404595865) translate (14.986cm 8.878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1.172cm" svg:height="0.491cm" draw:transform="skewX (-0.00610865238198016) rotate (0.875980751575954) translate (15.725cm 10.376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1.172cm" svg:height="0.49cm" draw:transform="skewX (-0.00610865238198013) rotate (-1.97553818033238) translate (12.919cm 12.434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1.172cm" svg:height="0.491cm" draw:transform="skewX (-0.00610865238198011) rotate (1.17216312563939) translate (13.138cm 15.68cm)">
          <draw:image xlink:href="Pictures/200000C60000138E0000083CE52552DECE13B6F4.wmf" xlink:type="simple" xlink:show="embed" xlink:actuate="onLoad">
            <text:p/>
          </draw:image>
        </draw:frame>
        <draw:line draw:style-name="gr6" draw:text-style-name="P1" draw:layer="layout" svg:x1="13.1cm" svg:y1="15.8cm" svg:x2="13.3cm" svg:y2="15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4T18:07:37.278548526</meta:creation-date>
    <dc:date>2018-10-16T16:06:05.302151955</dc:date>
    <meta:editing-duration>P2DT14M51S</meta:editing-duration>
    <meta:editing-cycles>5</meta:editing-cycles>
    <meta:generator>LibreOffice/5.4.5.1$MacOSX_X86_64 LibreOffice_project/79c9829dd5d8054ec39a82dc51cd9eff340dbee8</meta:generator>
    <meta:document-statistic meta:object-count="34"/>
  </office:meta>
</office:document-meta>
</file>